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標準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  <style:text-properties fo:hyphenate="false"/>
    </style:style>
    <style:style style:name="P2" style:family="paragraph">
      <style:paragraph-properties fo:line-height="100%" fo:text-align="start" style:font-independent-line-spacing="true">
        <style:tab-stops/>
      </style:paragraph-properties>
      <style:text-properties fo:font-size="32pt" fo:text-shadow="none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false"/>
    </style:style>
    <style:style style:name="P4" style:family="paragraph">
      <style:paragraph-properties fo:line-height="150%" fo:text-align="start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style:font-size-asian="20pt"/>
    </style:style>
    <style:style style:name="P6" style:family="paragraph">
      <style:paragraph-properties fo:text-align="start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575f6d" style:text-line-through-style="none" fo:font-family="'Century Schoolbook'" fo:font-size="44pt" fo:letter-spacing="normal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575f6d" style:text-line-through-style="none" fo:font-family="'Century Schoolbook'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ff6309" style:text-line-through-style="none" fo:font-family="'Century Schoolbook'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575f6d" style:text-line-through-style="none" fo:font-family="'Century Schoolbook'" fo:font-size="24pt" fo:letter-spacing="normal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575f6d" style:text-line-through-style="none" fo:font-family="'Century Schoolbook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575f6d" style:text-line-through-style="none" fo:font-family="'Century Schoolbook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575f6d" style:text-line-through-style="none" fo:font-family="'Century School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fffff" style:text-line-through-style="none" fo:font-family="'Century School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2" draw:layer="layout" svg:width="17.144cm" svg:height="16.201cm" svg:x="6.35cm" svg:y="1.524cm" presentation:class="title" presentation:user-transformed="true">
          <draw:text-box>
            <text:p text:style-name="P1"><text:span text:style-name="T1">Mul4</text:span><text:span text:style-name="T1">班</text:span><text:span text:style-name="T1"><text:line-break/></text:span><text:span text:style-name="T2"><text:line-break/></text:span><text:span text:style-name="T2">相馬悠紀</text:span><text:span text:style-name="T2">(</text:span><text:span text:style-name="T2">シミュレータ</text:span><text:span text:style-name="T2">)</text:span><text:span text:style-name="T2"><text:line-break/></text:span><text:span text:style-name="T2">中川翔太</text:span><text:span text:style-name="T2">(FPU)</text:span><text:span text:style-name="T2"><text:line-break/></text:span><text:span text:style-name="T2">林周斗</text:span><text:span text:style-name="T2">(</text:span><text:span text:style-name="T2">コンパイラ</text:span><text:span text:style-name="T2">)</text:span><text:span text:style-name="T2"><text:line-break/></text:span><text:span text:style-name="T3">室屋晃子</text:span><text:span text:style-name="T3">(</text:span><text:span text:style-name="T3">コア</text:span><text:span text:style-name="T3">)</text:span><text:span text:style-name="T2"><text:line-break/></text:span><text:span text:style-name="T2"><text:line-break/></text:span><text:span text:style-name="T4">12/04</text:span><text:span text:style-name="T4">発表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シミュレータ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2nd Architecture</text:span><text:span text:style-name="T7">用シミュレータ完成</text:span><text:span text:style-name="T6"><text:line-break/></text:span><text:span text:style-name="T6">今週やること</text:span><text:span text:style-name="T6"><text:line-break/></text:span><text:span text:style-name="T7"> </text:span><text:span text:style-name="T7">- 2nd</text:span><text:span text:style-name="T7">用アセンブラを書き始める</text:span><text:span text:style-name="T7"><text:line-break/></text:span><text:span text:style-name="T7"> </text:span><text:span text:style-name="T7">- </text:span><text:span text:style-name="T7">今週忙しい</text:span><text:span text:style-name="T7"><text:line-break/></text:span><text:span text:style-name="T7"> </text:span><text:span text:style-name="T7">- </text:span><text:span text:style-name="T7">分岐予測コンテストには参加しない予定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6" draw:layer="layout" svg:width="17.144cm" svg:height="16.201cm" svg:x="6.35cm" svg:y="1.524cm" presentation:class="title" presentation:user-transformed="true">
          <draw:text-box>
            <text:p text:style-name="P3"><text:span text:style-name="T5">FPU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</text:span><text:span text:style-name="T7">浮動小数点数のフォーマットを変更</text:span><text:span text:style-name="T7"><text:line-break/></text:span><text:span text:style-name="T7"> </text:span><text:span text:style-name="T7">- finv,sqrt</text:span><text:span text:style-name="T7">を</text:span><text:span text:style-name="T7">C</text:span><text:span text:style-name="T7">実装する</text:span><text:span text:style-name="T7"><text:line-break/></text:span><text:span text:style-name="T7"> </text:span><text:span text:style-name="T7">- </text:span><text:span text:style-name="T7">誤差が目標の範囲に収まるようにテーブルを調整</text:span><text:span text:style-name="T7"><text:line-break/></text:span><text:span text:style-name="T7"> </text:span><text:span text:style-name="T7">- fadd,fmul,</text:span><text:span text:style-name="T7">比較の</text:span><text:span text:style-name="T7">VHDL</text:span><text:span text:style-name="T7">を書き換えて新しいフォーマットに沿うようにした</text:span><text:span text:style-name="T7"><text:line-break/></text:span><text:span text:style-name="T7"> </text:span><text:span text:style-name="T7">- finv,sqrt</text:span><text:span text:style-name="T7">を</text:span><text:span text:style-name="T7">VHDL</text:span><text:span text:style-name="T7">で書き、実機でテスト</text:span><text:span text:style-name="T6"><text:line-break/></text:span><text:span text:style-name="T6">今週やること</text:span><text:span text:style-name="T6"><text:line-break/></text:span><text:span text:style-name="T7"> </text:span><text:span text:style-name="T7">- FPU</text:span><text:span text:style-name="T7">の改良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コンパイラ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2nd</text:span><text:span text:style-name="T7">コンパイラのデバッグ</text:span><text:span text:style-name="T7"><text:line-break/></text:span><text:span text:style-name="T7"> </text:span><text:span text:style-name="T7">- </text:span><text:span text:style-name="T7">最適化</text:span><text:span text:style-name="T7">(closure</text:span><text:span text:style-name="T7">除去、不要</text:span><text:span text:style-name="T7">jump</text:span><text:span text:style-name="T7">除去</text:span><text:span text:style-name="T7">)</text:span><text:span text:style-name="T7"><text:line-break/></text:span><text:span text:style-name="T7"> - 22.1</text:span><text:span text:style-name="T7">億命令→</text:span><text:span text:style-name="T7">14.4</text:span><text:span text:style-name="T7">億命令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最適化の続き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コア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ALU</text:span><text:span text:style-name="T7">拡張</text:span><text:span text:style-name="T7"><text:line-break/></text:span><text:span text:style-name="T7"> </text:span><text:span text:style-name="T7">- </text:span><text:span text:style-name="T7">データバス</text:span><text:span text:style-name="T7">/</text:span><text:span text:style-name="T7">デコーダ設計、実装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コアの実機テスト</text:span><text:span text:style-name="T7"><text:line-break/></text:span><text:span text:style-name="T7"> </text:span><text:span text:style-name="T7">- </text:span><text:span text:style-name="T7">パイプライン化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2nd ISA(</text:span><text:span text:style-name="T5">改</text:span><text:span text:style-name="T5">)</text:span><text:span text:style-name="T5"><text:line-break/></text:span><text:span text:style-name="T6"><text:line-break/></text:span><text:span text:style-name="T6">削除された命令</text:span><text:span text:style-name="T6"><text:line-break/></text:span><text:span text:style-name="T7"> </text:span><text:span text:style-name="T7">- </text:span><text:span text:style-name="T7">シフト量をレジスタ指定する命令</text:span><text:span text:style-name="T7"><text:line-break/></text:span><text:span text:style-name="T7"> </text:span><text:span text:style-name="T7">- find first one</text:span><text:span text:style-name="T6"><text:line-break/></text:span><text:span text:style-name="T6">追加された命令</text:span><text:span text:style-name="T6"><text:line-break/></text:span><text:span text:style-name="T7"> </text:span><text:span text:style-name="T7">- </text:span><text:span text:style-name="T8">itof, ftoi, floor</text:span><text:span text:style-name="T7"><text:line-break/></text:span><text:span text:style-name="T7"> - </text:span><text:span text:style-name="T7">分岐先アドレスをレジスタ指定する</text:span><text:span text:style-name="T7">Branch</text:span><text:span text:style-name="T7">命令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2nd ISA(</text:span><text:span text:style-name="T5">改</text:span><text:span text:style-name="T5">)</text:span><text:span text:style-name="T5"><text:line-break/></text:span><text:span text:style-name="T6"><text:line-break/></text:span><text:span text:style-name="T6">削除された命令</text:span><text:span text:style-name="T6"><text:line-break/></text:span><text:span text:style-name="T7"> </text:span><text:span text:style-name="T7">- </text:span><text:span text:style-name="T7">シフト量をレジスタ指定する命令</text:span><text:span text:style-name="T7"><text:line-break/></text:span><text:span text:style-name="T7"> </text:span><text:span text:style-name="T7">- find first one</text:span><text:span text:style-name="T6"><text:line-break/></text:span><text:span text:style-name="T6">追加された命令</text:span><text:span text:style-name="T6"><text:line-break/></text:span><text:span text:style-name="T7"> </text:span><text:span text:style-name="T7">- itof, ftoi, floor</text:span><text:span text:style-name="T7"><text:line-break/></text:span><text:span text:style-name="T7"> - </text:span><text:span text:style-name="T7">分岐先アドレスをレジスタ指定する</text:span><text:span text:style-name="T7">Branch</text:span><text:span text:style-name="T7">命令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24pt" style:language-asian="ja" style:country-asian="JP" style:font-style-asian="normal" style:font-weight-asian="normal" style:font-family-complex="'Lohit Hindi'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標準-outline2" style:family="presentation" style:parent-style-name="標準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3" style:family="presentation" style:parent-style-name="標準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4" style:family="presentation" style:parent-style-name="標準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標準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標準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color="#575f6d" style:text-line-through-style="none" fo:font-family="'Century Schoolbook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'Century Schoolbook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line draw:name="直線コネクタ 15" draw:style-name="Mgr3" draw:text-style-name="MP3" draw:layer="backgroundobjects" svg:x1="24.341cm" svg:y1="0cm" svg:x2="24.341cm" svg:y2="19.05cm">
        <text:p/>
      </draw:line>
      <draw:line draw:name="直線コネクタ 6" draw:style-name="Mgr4" draw:text-style-name="MP3" draw:layer="backgroundobjects" svg:x1="0.211cm" svg:y1="0cm" svg:x2="0.211cm" svg:y2="19.05cm">
        <text:p/>
      </draw:line>
      <draw:line draw:name="直線コネクタ 8" draw:style-name="Mgr5" draw:text-style-name="MP3" draw:layer="backgroundobjects" svg:x1="24.976cm" svg:y1="0cm" svg:x2="24.976cm" svg:y2="19.05cm">
        <text:p/>
      </draw:line>
      <draw:custom-shape draw:name="正方形/長方形 9" draw:style-name="Mgr6" draw:text-style-name="MP3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7" draw:text-style-name="MP3" draw:layer="backgroundobjects" svg:x1="24.765cm" svg:y1="0cm" svg:x2="24.765cm" svg:y2="19.05cm">
        <text:p/>
      </draw:line>
      <draw:custom-shape draw:name="円/楕円 11" draw:style-name="Mgr8" draw:text-style-name="MP3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タイトル 7" presentation:style-name="Mpr1" draw:text-style-name="MP3" draw:layer="backgroundobjects" svg:width="17.144cm" svg:height="5.261cm" svg:x="6.35cm" svg:y="8.678cm" presentation:class="title" presentation:user-transformed="true">
        <draw:text-box>
          <text:p text:style-name="MP4"><text:span text:style-name="MT2">タイトルテキストの書式を編集するにはクリックします。マスター タイトルの書式設定</text:span></text:p>
        </draw:text-box>
      </draw:frame>
      <draw:frame draw:name="日付プレースホルダー 27" presentation:style-name="Mpr2" draw:text-style-name="MP6" draw:layer="backgroundobjects" svg:width="6.349cm" svg:height="1.057cm" draw:transform="rotate (-1.57079632679579) translate (25.273cm 0.616cm)" presentation:class="date-time" presentation:user-transformed="true">
        <draw:text-box>
          <text:p text:style-name="MP5"><text:span text:style-name="MT3"><text:date style:data-style-name="D1" text:date-value="2012-12-04">12/4/12</text:date></text:span></text:p>
        </draw:text-box>
      </draw:frame>
      <draw:frame draw:name="フッター プレースホルダー 16" presentation:style-name="Mpr2" draw:text-style-name="MP6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正方形/長方形 9" draw:style-name="Mgr9" draw:text-style-name="MP3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正方形/長方形 11" draw:style-name="Mgr10" draw:text-style-name="MP3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正方形/長方形 13" draw:style-name="Mgr11" draw:text-style-name="MP3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正方形/長方形 18" draw:style-name="Mgr12" draw:text-style-name="MP3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13" draw:text-style-name="MP3" draw:layer="backgroundobjects" svg:x1="0.295cm" svg:y1="0cm" svg:x2="0.295cm" svg:y2="19.05cm">
        <text:p/>
      </draw:line>
      <draw:line draw:name="直線コネクタ 17" draw:style-name="Mgr14" draw:text-style-name="MP3" draw:layer="backgroundobjects" svg:x1="2.54cm" svg:y1="0cm" svg:x2="2.54cm" svg:y2="19.05cm">
        <text:p/>
      </draw:line>
      <draw:line draw:name="直線コネクタ 19" draw:style-name="Mgr4" draw:text-style-name="MP3" draw:layer="backgroundobjects" svg:x1="2.372cm" svg:y1="0cm" svg:x2="2.372cm" svg:y2="19.05cm">
        <text:p/>
      </draw:line>
      <draw:line draw:name="直線コネクタ 15" draw:style-name="Mgr15" draw:text-style-name="MP3" draw:layer="backgroundobjects" svg:x1="4.796cm" svg:y1="0cm" svg:x2="4.796cm" svg:y2="19.05cm">
        <text:p/>
      </draw:line>
      <draw:line draw:name="直線コネクタ 14" draw:style-name="Mgr16" draw:text-style-name="MP3" draw:layer="backgroundobjects" svg:x1="2.963cm" svg:y1="0cm" svg:x2="2.963cm" svg:y2="19.05cm">
        <text:p/>
      </draw:line>
      <draw:line draw:name="直線コネクタ 21" draw:style-name="Mgr4" draw:text-style-name="MP3" draw:layer="backgroundobjects" svg:x1="25.316cm" svg:y1="0cm" svg:x2="25.316cm" svg:y2="19.05cm">
        <text:p/>
      </draw:line>
      <draw:custom-shape draw:name="正方形/長方形 26" draw:style-name="Mgr17" draw:text-style-name="MP3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円/楕円 20" draw:style-name="Mgr8" draw:text-style-name="MP3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2" draw:style-name="Mgr18" draw:text-style-name="MP3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3" draw:style-name="Mgr19" draw:text-style-name="MP3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5" draw:style-name="Mgr19" draw:text-style-name="MP3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4" draw:style-name="Mgr18" draw:text-style-name="MP3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スライド番号プレースホルダー 28" presentation:style-name="Mpr2" draw:text-style-name="MP6" draw:layer="backgroundobjects" svg:width="1.692cm" svg:height="1.437cm" svg:x="3.682cm" svg:y="13.691cm" presentation:class="page-number" presentation:user-transformed="true">
        <draw:text-box>
          <text:p text:style-name="MP5"><text:span text:style-name="MT4"><text:page-number>&lt;番号&gt;</text:page-number></text:span></text:p>
        </draw:text-box>
      </draw:frame>
      <draw:frame presentation:style-name="標準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date>2012-12-04T12:18:15</dc:date>
    <dc:creator>Koko MUROYA</dc:creator>
    <meta:editing-duration>PT1H17M34S</meta:editing-duration>
    <meta:editing-cycles>13</meta:editing-cycles>
    <meta:document-statistic meta:object-count="64"/>
  </office:meta>
</office:document-meta>
</file>